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2000001929A2B9C9C2FA5CD6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S NF" svg:font-family="'MesloLGS NF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1f1c60" loext:opacity="100%" style:font-name="MesloLGS NF" fo:font-size="44pt" officeooo:rsid="000b0384" officeooo:paragraph-rsid="000b0384" style:font-size-asian="44pt" style:font-size-complex="44pt"/>
    </style:style>
    <style:style style:name="P2" style:family="paragraph" style:parent-style-name="Standard">
      <style:paragraph-properties fo:text-align="center" style:justify-single-word="false" style:writing-mode="lr-tb"/>
      <style:text-properties fo:color="#1f1c60" loext:opacity="100%" style:font-name="MesloLGS NF" fo:font-size="32pt" officeooo:rsid="000c2dbf" officeooo:paragraph-rsid="000c2dbf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0555in, 0.0311in, 0.0335in, 0.0374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MPUTER ENGINEERING</text:span> 23/24</text:p>
      <text:p text:style-name="P2"><draw:frame draw:style-name="fr1" draw:name="Image1" text:anchor-type="char" svg:x="0.5925in" svg:y="1.6307in" svg:width="5.5146in" svg:height="5.4945in" draw:z-index="0"><draw:image xlink:href="Pictures/1000000000000192000001929A2B9C9C2FA5CD64.jpg" xlink:type="simple" xlink:show="embed" xlink:actuate="onLoad" draw:mime-type="image/jpeg"/></draw:frame>Join us!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sloLGS NF" svg:font-family="'MesloLGS NF'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08:17:53.705412797</meta:creation-date>
    <dc:date>2023-10-06T11:15:17.009756898</dc:date>
    <meta:editing-duration>PT56M52S</meta:editing-duration>
    <meta:editing-cycles>1</meta:editing-cycles>
    <meta:document-statistic meta:table-count="0" meta:image-count="1" meta:object-count="0" meta:page-count="1" meta:paragraph-count="2" meta:word-count="5" meta:character-count="34" meta:non-whitespace-character-count="31"/>
    <meta:generator>LibreOffice/7.3.7.2$Linux_X86_64 LibreOffice_project/30$Build-2</meta:generator>
  </office:meta>
</office:document-meta>
</file>